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r3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ocê Mais Deus&#10;Damares" draw:style-name="dp1" draw:master-page-name="Somente_20_título" presentation:presentation-page-layout-name="AL1T19">
        <office:forms form:automatic-focus="false" form:apply-design-mode="false"/>
        <draw:frame draw:name="Título 3" presentation:style-name="pr1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1">Você Mais Deus</text:span><text:span text:style-name="T2"><text:line-break/></text:span><text:span text:style-name="T3">Dam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3" presentation:style-name="pr3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2">Disseram pra você que não tem jeito, não</text:span><text:span text:style-name="T2"><text:line-break/></text:span><text:span text:style-name="T2">A tua esperança já está no chão</text:span><text:span text:style-name="T2"><text:line-break/></text:span><text:span text:style-name="T2">Os inimigos já riram de ti</text:span><text:span text:style-name="T2"><text:line-break/></text:span><text:span text:style-name="T2">Alguém falou que este era o teu fim</text:span><text:span text:style-name="T2"><text:line-break/></text:span><text:span text:style-name="T2">Disseram que a tua história termin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3" presentation:style-name="pr3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2">Você já fez de tudo pra se levantar</text:span><text:span text:style-name="T2"><text:line-break/></text:span><text:span text:style-name="T2">Mas tudo deu errado, e aí, você está</text:span><text:span text:style-name="T2"><text:line-break/></text:span><text:span text:style-name="T2">Em meio a este vale na escuridão</text:span><text:span text:style-name="T2"><text:line-break/></text:span><text:span text:style-name="T2">Só Deus conhece a dor desse </text:span><text:span text:style-name="T2"><text:line-break/></text:span><text:span text:style-name="T2">teu coração</text:span><text:span text:style-name="T2"><text:line-break/></text:span><text:span text:style-name="T2">Você não tem palavras mais nem </text:span><text:span text:style-name="T2"><text:line-break/></text:span><text:span text:style-name="T2">pra 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3" presentation:style-name="pr3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2">Mas hoje Deus vai dar um basta nesse vento</text:span><text:span text:style-name="T2"><text:line-break/></text:span><text:span text:style-name="T2">Esse mar vai se acalmar</text:span><text:span text:style-name="T2"><text:line-break/></text:span><text:span text:style-name="T2">Ele contempla a sua dor, seu sofrimento</text:span><text:span text:style-name="T2"><text:line-break/></text:span><text:span text:style-name="T2">Chegou o tempo de cantar, </text:span><text:span text:style-name="T2"><text:line-break/></text:span><text:span text:style-name="T2">de can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3" presentation:style-name="pr3" draw:text-style-name="P2" draw:layer="layout" svg:width="25.399cm" svg:height="19.049cm" svg:x="0cm" svg:y="0cm" presentation:class="title" presentation:user-transformed="true">
          <draw:text-box>
            <text:p text:style-name="P1"><text:span text:style-name="T4">Esse vento Deus vai repreender</text:span><text:span text:style-name="T4"><text:line-break/></text:span><text:span text:style-name="T4">As barreiras hoje vão se romper</text:span><text:span text:style-name="T4"><text:line-break/></text:span><text:span text:style-name="T4">A vitória já é sua, pode acreditar</text:span><text:span text:style-name="T4"><text:line-break/></text:span><text:span text:style-name="T4">Deus já decretou na glória, comece a louvar</text:span><text:span text:style-name="T4"><text:line-break/></text:span><text:span text:style-name="T4">Você falou que estava só em meio a multidão</text:span><text:span text:style-name="T4"><text:line-break/></text:span><text:span text:style-name="T4">Mas o Senhor tem te guardado na palma da mão</text:span><text:span text:style-name="T4"><text:line-break/></text:span><text:span text:style-name="T4">E quem falou que você jamais venceria</text:span><text:span text:style-name="T4"><text:line-break/></text:span><text:span text:style-name="T4">Vai saber que um mais Deus é maioria</text:span><text:span text:style-name="T4"><text:line-break/></text:span><text:span text:style-name="T4">Você mais Deus é maio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3" presentation:style-name="pr3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2">Você já fez de tudo pra se levantar</text:span><text:span text:style-name="T2"><text:line-break/></text:span><text:span text:style-name="T2">Mas tudo deu errado, e aí, você está</text:span><text:span text:style-name="T2"><text:line-break/></text:span><text:span text:style-name="T2">Em meio a este vale na escuridão</text:span><text:span text:style-name="T2"><text:line-break/></text:span><text:span text:style-name="T2">Só Deus conhece a dor desse </text:span><text:span text:style-name="T2"><text:line-break/></text:span><text:span text:style-name="T2">teu coração</text:span><text:span text:style-name="T2"><text:line-break/></text:span><text:span text:style-name="T2">Você não tem palavras mais nem </text:span><text:span text:style-name="T2"><text:line-break/></text:span><text:span text:style-name="T2">pra 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3" presentation:style-name="pr3" draw:text-style-name="P2" draw:layer="layout" svg:width="24.01cm" svg:height="17.492cm" svg:x="0.595cm" svg:y="0.763cm" presentation:class="title" presentation:user-transformed="true">
          <draw:text-box>
            <text:p text:style-name="P1"><text:span text:style-name="T2">Mas hoje Deus vai dar um basta nesse vento</text:span><text:span text:style-name="T2"><text:line-break/></text:span><text:span text:style-name="T2">Esse mar vai se acalmar</text:span><text:span text:style-name="T2"><text:line-break/></text:span><text:span text:style-name="T2">Ele contempla a sua dor, seu sofrimento</text:span><text:span text:style-name="T2"><text:line-break/></text:span><text:span text:style-name="T2">Chegou o tempo de cantar, </text:span><text:span text:style-name="T2"><text:line-break/></text:span><text:span text:style-name="T2">de can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1T19">
        <draw:frame draw:name="Título 3" presentation:style-name="pr3" draw:text-style-name="P2" draw:layer="layout" svg:width="25.399cm" svg:height="19.049cm" svg:x="0cm" svg:y="0cm" presentation:class="title" presentation:user-transformed="true">
          <draw:text-box>
            <text:p text:style-name="P1"><text:span text:style-name="T4">Esse vento Deus vai repreender</text:span><text:span text:style-name="T4"><text:line-break/></text:span><text:span text:style-name="T4">As barreiras hoje vão se romper</text:span><text:span text:style-name="T4"><text:line-break/></text:span><text:span text:style-name="T4">A vitória já é sua, pode acreditar</text:span><text:span text:style-name="T4"><text:line-break/></text:span><text:span text:style-name="T4">Deus já decretou na glória, comece a louvar</text:span><text:span text:style-name="T4"><text:line-break/></text:span><text:span text:style-name="T4">Você falou que estava só em meio a multidão</text:span><text:span text:style-name="T4"><text:line-break/></text:span><text:span text:style-name="T4">Mas o Senhor tem te guardado na palma</text:span><text:span text:style-name="T4"><text:line-break/></text:span><text:span text:style-name="T4"> da mão</text:span><text:span text:style-name="T4"><text:line-break/></text:span><text:span text:style-name="T4">E quem falou que você jamais venceria</text:span><text:span text:style-name="T4"><text:line-break/></text:span><text:span text:style-name="T4">Vai saber que um mais Deus é maioria</text:span><text:span text:style-name="T4"><text:line-break/></text:span><text:span text:style-name="T4">Você mais Deus é maio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1T19">
        <draw:frame draw:name="Título 3" presentation:style-name="pr3" draw:text-style-name="P2" draw:layer="layout" svg:width="24.407cm" svg:height="17.889cm" svg:x="0.595cm" svg:y="0.763cm" presentation:class="title" presentation:user-transformed="true">
          <draw:text-box>
            <text:p text:style-name="P1"><text:span text:style-name="T2">Eu posso ver o inimigo correndo</text:span><text:span text:style-name="T2"><text:line-break/></text:span><text:span text:style-name="T2">E pela fé já vejo anjos descendo</text:span><text:span text:style-name="T2"><text:line-break/></text:span><text:span text:style-name="T2">É hoje o dia, pode comemorar</text:span><text:span text:style-name="T2"><text:line-break/></text:span><text:span text:style-name="T2">Tua vitória acabou de chegar</text:span><text:span text:style-name="T2"><text:line-break/></text:span><text:span text:style-name="T2">E quem falou que esse era teu fim</text:span><text:span text:style-name="T2"><text:line-break/></text:span><text:span text:style-name="T2">Vai contemplar a mão de Deus sobre ti</text:span><text:span text:style-name="T2"><text:line-break/></text:span><text:span text:style-name="T2">Em tua mesa vai ter que se assentar</text:span><text:span text:style-name="T2"><text:line-break/></text:span><text:span text:style-name="T2">A tua história hoje Deus vai mu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1T19">
        <draw:frame draw:name="Título 3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4">Esse vento Deus vai repreender</text:span><text:span text:style-name="T4"><text:line-break/></text:span><text:span text:style-name="T4">As barreiras hoje vão se romper</text:span><text:span text:style-name="T4"><text:line-break/></text:span><text:span text:style-name="T4">A vitória já é sua, pode acreditar</text:span><text:span text:style-name="T4"><text:line-break/></text:span><text:span text:style-name="T4">Deus já decretou na glória, comece a louvar</text:span><text:span text:style-name="T4"><text:line-break/></text:span><text:span text:style-name="T4">Você falou que estava só em meio a multidão</text:span><text:span text:style-name="T4"><text:line-break/></text:span><text:span text:style-name="T4">Mas o Senhor tem te guardado na palma</text:span><text:span text:style-name="T4"><text:line-break/></text:span><text:span text:style-name="T4"> da mão</text:span><text:span text:style-name="T4"><text:line-break/></text:span><text:span text:style-name="T4">E quem falou que você jamais venceria</text:span><text:span text:style-name="T4"><text:line-break/></text:span><text:span text:style-name="T4">Vai saber que um mais Deus é maioria</text:span><text:span text:style-name="T4"><text:line-break/></text:span><text:span text:style-name="T4">Você mais Deus é maio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1">11/02/17</text:date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ocê Mais Deus Damares</dc:title>
    <meta:initial-creator>IVANILTO</meta:initial-creator>
    <dc:creator>IVANILTO</dc:creator>
    <meta:editing-cycles>2</meta:editing-cycles>
    <meta:creation-date>2017-02-10T20:18:36</meta:creation-date>
    <dc:date>2017-02-10T20:34:11</dc:date>
    <meta:editing-duration>PT15M</meta:editing-duration>
    <meta:generator>LibreOffice/5.2.5.1$Linux_X86_64 LibreOffice_project/20m0$Build-1</meta:generator>
    <meta:document-statistic meta:object-count="5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